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, serif"/>
    <style:font-face style:name="Lohit Hindi1" svg:font-family="'Lohit Hindi'"/>
    <style:font-face style:name="Microsoft YaHei" svg:font-family="'Microsoft YaHei', Tahoma, Arial"/>
    <style:font-face style:name="iconfont" svg:font-family="iconfont"/>
    <style:font-face style:name="DejaVu Sans Mono" svg:font-family="'DejaVu Sans Mono'" style:font-family-generic="modern" style:font-pitch="fixed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.397cm" fo:margin-top="0cm" fo:margin-bottom="0.265cm" style:contextual-spacing="false" style:line-height-at-least="0.556cm" fo:text-indent="0cm" style:auto-text-indent="false" fo:padding="0cm" fo:border="none"/>
    </style:style>
    <style:style style:name="P2" style:family="paragraph" style:parent-style-name="Text_20_body">
      <style:paragraph-properties fo:margin-left="0cm" fo:margin-right="0cm" fo:margin-top="0cm" fo:margin-bottom="0cm" style:contextual-spacing="false" style:line-height-at-least="0.688cm" fo:text-indent="0.529cm" style:auto-text-indent="false" fo:padding="0cm" fo:border="none"/>
      <style:text-properties fo:font-variant="normal" fo:text-transform="none" fo:color="#333333" fo:letter-spacing="normal"/>
    </style:style>
    <style:style style:name="P3" style:family="paragraph" style:parent-style-name="Text_20_body">
      <style:paragraph-properties fo:margin-left="0cm" fo:margin-right="0cm" fo:margin-top="0cm" fo:margin-bottom="0cm" style:contextual-spacing="false" style:line-height-at-least="0.688cm" fo:text-indent="0.529cm" style:auto-text-indent="false" fo:padding="0cm" fo:border="none"/>
      <style:text-properties fo:font-variant="normal" fo:text-transform="none" fo:color="#333333" fo:letter-spacing="normal" style:font-name-asian="Microsoft YaHei" style:font-size-asian="10.5pt" style:font-style-asian="normal" style:font-weight-asian="normal"/>
    </style:style>
    <style:style style:name="P4" style:family="paragraph" style:parent-style-name="Text_20_body">
      <style:paragraph-properties fo:margin-left="0cm" fo:margin-right="0cm" fo:margin-top="0cm" fo:margin-bottom="0cm" style:contextual-spacing="false" style:line-height-at-least="0.688cm" fo:text-indent="0.529cm" style:auto-text-indent="false" fo:padding="0cm" fo:border="none"/>
      <style:text-properties fo:font-variant="normal" fo:text-transform="none" fo:color="#333333" style:font-name="Microsoft YaHei" fo:font-size="10.5pt" fo:letter-spacing="normal" fo:font-style="normal" fo:font-weight="normal"/>
    </style:style>
    <style:style style:name="P5" style:family="paragraph" style:parent-style-name="Text_20_body">
      <style:paragraph-properties fo:margin-left="0cm" fo:margin-right="0cm" fo:margin-top="0cm" fo:margin-bottom="0cm" style:contextual-spacing="false" style:line-height-at-least="0.688cm" fo:text-indent="0.529cm" style:auto-text-indent="false" fo:padding="0cm" fo:border="none"/>
    </style:style>
    <style:style style:name="P6" style:family="paragraph" style:parent-style-name="Preformatted_20_Text">
      <style:paragraph-properties fo:margin-top="0.265cm" fo:margin-bottom="0.265cm" style:contextual-spacing="false" style:line-height-at-least="0.556cm"/>
    </style:style>
    <style:style style:name="P7" style:family="paragraph" style:parent-style-name="Preformatted_20_Text">
      <style:paragraph-properties fo:margin-top="0.265cm" fo:margin-bottom="0.265cm" style:contextual-spacing="false" style:line-height-at-least="0.556cm"/>
      <style:text-properties fo:font-variant="normal" fo:text-transform="none" fo:color="#333333" fo:letter-spacing="normal"/>
    </style:style>
    <style:style style:name="P8" style:family="paragraph" style:parent-style-name="Preformatted_20_Text">
      <style:paragraph-properties fo:margin-top="0.265cm" fo:margin-bottom="0.265cm" style:contextual-spacing="false" style:line-height-at-least="0.556cm"/>
      <style:text-properties fo:font-variant="normal" fo:text-transform="none" fo:color="#333333" style:font-name="Microsoft YaHei" fo:font-size="10.5pt" fo:letter-spacing="normal" fo:font-style="normal" fo:font-weight="normal"/>
    </style:style>
    <style:style style:name="T1" style:family="text">
      <style:text-properties style:font-name="Microsoft YaHei" fo:font-size="10.5pt" fo:font-style="normal" fo:font-weight="normal"/>
    </style:style>
    <style:style style:name="T2" style:family="text">
      <style:text-properties style:font-name-asian="Microsoft YaHei" style:font-size-asian="10.5pt" style:font-style-asian="normal" style:font-weight-asian="normal"/>
    </style:style>
    <style:style style:name="T3" style:family="text">
      <style:text-properties fo:font-variant="normal" fo:text-transform="none" fo:color="#444444" style:text-line-through-style="none" style:font-name="Microsoft YaHei" fo:font-size="19.5pt" fo:letter-spacing="normal" fo:font-style="normal" style:text-underline-style="none" fo:font-weight="bold" style:text-blinking="false"/>
    </style:style>
    <style:style style:name="T4" style:family="text">
      <style:text-properties fo:font-variant="normal" fo:text-transform="none" fo:color="#444444" style:text-line-through-style="none" fo:letter-spacing="normal" style:text-underline-style="none" style:text-blinking="false" style:font-name-asian="Microsoft YaHei" style:font-size-asian="19.5pt" style:font-style-asian="normal" style:font-weight-asian="bold"/>
    </style:style>
    <style:style style:name="T5" style:family="text">
      <style:text-properties fo:font-variant="normal" fo:text-transform="none" fo:color="#999999" style:text-line-through-style="none" style:font-name="Microsoft YaHei" fo:font-size="9pt" fo:letter-spacing="normal" fo:font-style="normal" style:text-underline-style="none" fo:font-weight="normal" style:text-blinking="false"/>
    </style:style>
    <style:style style:name="T6" style:family="text">
      <style:text-properties fo:font-variant="normal" fo:text-transform="none" fo:color="#999999" style:text-line-through-style="none" fo:letter-spacing="normal" style:text-underline-style="none" style:text-blinking="false" style:font-name-asian="Microsoft YaHei" style:font-size-asian="9pt" style:font-style-asian="normal" style:font-weight-asian="normal"/>
    </style:style>
    <style:style style:name="T7" style:family="text">
      <style:text-properties fo:font-variant="normal" fo:text-transform="none" fo:color="#999999" style:font-name="Microsoft YaHei" fo:font-size="9pt" fo:letter-spacing="normal" fo:font-style="normal" fo:font-weight="normal"/>
    </style:style>
    <style:style style:name="T8" style:family="text">
      <style:text-properties fo:font-variant="normal" fo:text-transform="none" fo:color="#999999" style:font-name="iconfont" fo:font-size="10.5pt" fo:letter-spacing="normal" fo:font-style="normal" fo:font-weight="normal"/>
    </style:style>
    <style:style style:name="T9" style:family="text">
      <style:text-properties fo:font-variant="normal" fo:text-transform="none" fo:color="#999999" fo:letter-spacing="normal" style:font-name-asian="Microsoft YaHei" style:font-size-asian="9pt" style:font-style-asian="normal" style:font-weight-asian="normal"/>
    </style:style>
    <style:style style:name="T10" style:family="text">
      <style:text-properties fo:font-variant="normal" fo:text-transform="none" fo:color="#333333" style:font-name="DejaVu Serif" fo:font-size="10.5pt" fo:letter-spacing="normal" fo:language="en" fo:country="US" fo:font-style="normal" fo:font-weight="normal"/>
    </style:style>
    <style:style style:name="T11" style:family="text">
      <style:text-properties fo:font-variant="normal" fo:text-transform="none" fo:color="#333333" fo:letter-spacing="normal"/>
    </style:style>
    <style:style style:name="T12" style:family="text">
      <style:text-properties fo:font-variant="normal" fo:text-transform="none" fo:color="#333333" fo:letter-spacing="normal" style:font-name-asian="DejaVu Serif" style:font-size-asian="10.5pt" style:language-asian="en" style:country-asian="US" style:font-style-asian="normal" style:font-weight-asian="normal"/>
    </style:style>
    <style:style style:name="T13" style:family="text">
      <style:text-properties fo:font-variant="normal" fo:text-transform="none" fo:color="#333333" fo:letter-spacing="normal" style:font-name-asian="Microsoft YaHei" style:font-size-asian="10.5pt" style:font-style-asian="normal" style:font-weight-asian="normal"/>
    </style:style>
    <style:style style:name="T14" style:family="text">
      <style:text-properties fo:font-variant="normal" fo:text-transform="none" fo:color="#333333" style:font-name="Microsoft YaHei" fo:font-size="10.5pt" fo:letter-spacing="normal" fo:font-style="normal" fo:font-weight="normal"/>
    </style:style>
    <style:style style:name="T15" style:family="text">
      <style:text-properties style:font-name="DejaVu Serif" fo:language="en" fo:country="US"/>
    </style:style>
    <style:style style:name="T16" style:family="text">
      <style:text-properties fo:font-style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a xlink:type="simple" xlink:href="http://www.iamgeno.com/archives/543.html"><text:span text:style-name="T3">Ubuntu 13.04 android</text:span></text:a><text:a xlink:type="simple" xlink:href="http://www.iamgeno.com/archives/543.html"><text:span text:style-name="T4">编译环境配置</text:span></text:a></text:h>
      <text:p text:style-name="P1"><text:span text:style-name="T9">作者</text:span><text:span text:style-name="T7">: genokolar </text:span><text:span text:style-name="T9">分类</text:span><text:span text:style-name="T7">: </text:span><text:a xlink:type="simple" xlink:href="http://www.iamgeno.com/archives/category/uncategorized"><text:span text:style-name="T6">未分类</text:span></text:a><text:span text:style-name="T9"> 发布时间</text:span><text:span text:style-name="T7">: 2013-04-28 23:11 </text:span><text:span text:style-name="T8">ė</text:span><text:span text:style-name="T7">11,131 </text:span><text:span text:style-name="T9">访问 </text:span><text:span text:style-name="T8">6</text:span><text:a xlink:type="simple" xlink:href="http://www.iamgeno.com/archives/543.html#comments"><text:span text:style-name="T5">3</text:span></text:a><text:a xlink:type="simple" xlink:href="http://www.iamgeno.com/archives/543.html#comments"><text:span text:style-name="T6">条评论</text:span></text:a></text:p>
      <text:p text:style-name="P2"><text:span text:style-name="T2">配置之前最好设置一下软件源，选择较快的软件源，比如</text:span><text:span text:style-name="T1">163</text:span></text:p>
      <text:p text:style-name="P2"><text:span text:style-name="T2">参考</text:span><text:span text:style-name="T1">Android</text:span><text:span text:style-name="T2">官方文档：</text:span><text:span text:style-name="T1">http://source.android.com/source/initializing.html </text:span><text:span text:style-name="T2">配置依赖</text:span></text:p>
      <text:p text:style-name="P2"><text:span text:style-name="T2">安装</text:span><text:span text:style-name="T1">SUN JDK 1.6</text:span></text:p>
      <text:p text:style-name="P5"><text:span text:style-name="Source_20_Text"><text:span text:style-name="T10">1.&lt;sudo gedit /etc/apt/sources.list&gt; </text:span></text:span><text:span text:style-name="Source_20_Text"><text:span text:style-name="T12">打开资源链表</text:span></text:span></text:p>
      <text:p text:style-name="P5"><text:span text:style-name="Source_20_Text"><text:span text:style-name="T10">2.&lt;deb http://us.archive.ubuntu.com/ubuntu/ hardy multiverse&gt;</text:span></text:span><text:span text:style-name="Source_20_Text"><text:span text:style-name="T12">添加源</text:span></text:span></text:p>
      <text:p text:style-name="P5"><text:span text:style-name="Source_20_Text"><text:span text:style-name="T10">3.&lt;sudo apt-get update&gt;</text:span></text:span><text:span text:style-name="Source_20_Text"><text:span text:style-name="T12">更新</text:span></text:span></text:p>
      <text:p text:style-name="P5"><text:span text:style-name="Source_20_Text"><text:span text:style-name="T10">4.&lt;sudo apt-get install sun-java6-jdk&gt;</text:span></text:span><text:span text:style-name="Source_20_Text"><text:span text:style-name="T12">安装</text:span></text:span></text:p>
      <text:p text:style-name="P3">安装其他依赖</text:p>
      <text:p text:style-name="P6"><text:span text:style-name="Source_20_Text"><text:span text:style-name="T14">$ sudo apt-get install git gnupg flex bison gperf build-essential \</text:span></text:span></text:p>
      <text:p text:style-name="P6"><text:span text:style-name="Source_20_Text"><text:span text:style-name="T11"><text:s text:c="2"/></text:span></text:span><text:span text:style-name="Source_20_Text"><text:span text:style-name="T14">zip curl libc6-dev libncurses5-dev:i386 x11proto-core-dev \</text:span></text:span></text:p>
      <text:p text:style-name="P6"><text:span text:style-name="Source_20_Text"><text:span text:style-name="T11"><text:s text:c="2"/></text:span></text:span><text:span text:style-name="Source_20_Text"><text:span text:style-name="T14">libx11-dev:i386 libreadline6-dev:i386 libgl1-mesa-glx:i386 \</text:span></text:span></text:p>
      <text:p text:style-name="P6"><text:span text:style-name="Source_20_Text"><text:span text:style-name="T11"><text:s text:c="2"/></text:span></text:span><text:span text:style-name="Source_20_Text"><text:span text:style-name="T14">libgl1-mesa-dev g++-multilib mingw32 tofrodos \</text:span></text:span></text:p>
      <text:p text:style-name="P6"><text:span text:style-name="Source_20_Text"><text:span text:style-name="T11"><text:s text:c="2"/></text:span></text:span><text:span text:style-name="Source_20_Text"><text:span text:style-name="T14">python-markdown libxml2-utils xsltproc zlib1g-dev:i386</text:span></text:span></text:p>
      <text:p text:style-name="P6"><text:span text:style-name="Source_20_Text"><text:span text:style-name="T14">$ sudo ln -s /usr/lib/i386-linux-gnu/mesa/libGL.so.1 /usr/lib/i386-linux-gnu/libGL.so</text:span></text:span></text:p>
      <text:p text:style-name="P6"/>
      <text:p text:style-name="P6"><text:span text:style-name="Source_20_Text"><text:span text:style-name="T13">安装</text:span></text:span><text:span text:style-name="Source_20_Text"><text:span text:style-name="T14">Repo</text:span></text:span><text:span text:style-name="Source_20_Text"><text:span text:style-name="T13">和</text:span></text:span><text:span text:style-name="Source_20_Text"><text:span text:style-name="T14">GIT</text:span></text:span></text:p>
      <text:p text:style-name="P6"/>
      <text:p text:style-name="P6"><text:span text:style-name="Source_20_Text"><text:span text:style-name="T14">mkdir ~/bin</text:span></text:span></text:p>
      <text:p text:style-name="P6"><text:span text:style-name="Source_20_Text"><text:span text:style-name="T14">curl https://dl-ssl.google.com/dl/googlesource/git-repo/repo &gt; ~/bin/repo</text:span></text:span></text:p>
      <text:p text:style-name="P6"><text:span text:style-name="Source_20_Text"><text:span text:style-name="T14">chmod a+x ~/bin/repo</text:span></text:span></text:p>
      <text:p text:style-name="P6"><text:span text:style-name="Source_20_Text"><text:span text:style-name="T14">sudo apt-get install -y git</text:span></text:span></text:p>
      <text:p text:style-name="P6"/>
      <text:p text:style-name="P7"> <text:span text:style-name="T2">再安装</text:span><text:span text:style-name="T1">CM</text:span><text:span text:style-name="T2">需要的依赖和一些有用的小工具</text:span></text:p>
      <text:p text:style-name="P6"/>
      <text:p text:style-name="P8"><text:soft-page-break/>$ sudo apt-get install -y wget schedtool pngcrush</text:p>
      <text:p text:style-name="P8">$ sudo apt-get install -y nautilus-open-terminal unrar \</text:p>
      <text:p text:style-name="P7"><text:s text:c="2"/><text:span text:style-name="T1">meld ghex gtk-recordmydesktop gitk</text:span></text:p>
      <text:p text:style-name="P2"><text:span text:style-name="T2">适用国内环境，安装一下</text:span><text:span text:style-name="T1">Ubuntu tweak</text:span></text:p>
      <text:p text:style-name="P4"><text:span text:style-name="T16">sudo add-apt-repository ppa:tualatrix/next</text:span><text:line-break/><text:span text:style-name="T16">sudo apt-get update</text:span><text:line-break/><text:span text:style-name="T16">sudo apt-get install ubuntu-tweak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DejaVu Serif" svg:font-family="'DejaVu Serif', serif"/>
    <style:font-face style:name="Lohit Hindi1" svg:font-family="'Lohit Hindi'"/>
    <style:font-face style:name="Microsoft YaHei" svg:font-family="'Microsoft YaHei', Tahoma, Arial"/>
    <style:font-face style:name="iconfont" svg:font-family="iconfont"/>
    <style:font-face style:name="DejaVu Sans Mono" svg:font-family="'DejaVu Sans Mono'" style:font-family-generic="modern" style:font-pitch="fixed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ans" fo:font-size="12pt" fo:language="en" fo:country="US" style:letter-kerning="true" style:font-name-asian="DejaVu Sans2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ejaVu Sans1" fo:font-size="14pt" style:font-name-asian="DejaVu Sans2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DejaVu Sans" fo:font-size="24pt" fo:font-weight="bold" style:font-name-asian="DejaVu Sans2" style:font-size-asian="24pt" style:font-weight-asian="bold" style:font-name-complex="Lohit Hindi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ohow </meta:initial-creator>
    <meta:creation-date>2013-05-03T13:05:29</meta:creation-date>
    <dc:date>2013-05-03T13:07:33</dc:date>
    <dc:creator>guohow </dc:creator>
    <meta:editing-duration>P0D</meta:editing-duration>
    <meta:editing-cycles>1</meta:editing-cycles>
    <meta:document-statistic meta:table-count="0" meta:image-count="0" meta:object-count="0" meta:page-count="2" meta:paragraph-count="27" meta:word-count="226" meta:character-count="1176" meta:non-whitespace-character-count="1073"/>
    <meta:generator>LibreOffice/4.0.2.2$Linux_X86_64 LibreOffice_project/400m0$Build-2</meta:generator>
  </office:meta>
</office:document-meta>
</file>